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Wingdings" svg:font-family="Wingdings"/>
    <style:font-face style:name="Times New Roman1" svg:font-family="'Times New Roman'" style:font-family-generic="roman"/>
    <style:font-face style:name="Arial1" svg:font-family="Arial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0pt" style:font-name-asian="Times New Roman1" style:font-size-asian="10pt" style:font-name-complex="Times New Roman1" style:font-size-complex="10pt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font-name="Times New Roman1" fo:font-size="10pt" style:font-name-asian="Times New Roman1" style:font-size-asian="10pt" style:font-name-complex="Times New Roman1" style:font-size-complex="10pt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font-name="Times New Roman1" fo:font-size="16pt" style:font-name-asian="Times New Roman1" style:font-size-asian="16pt" style:font-name-complex="Times New Roman1" style:font-size-complex="16pt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font-name="Times New Roman1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Arial1" fo:font-size="6.5pt" style:font-name-asian="Arial1" style:font-size-asian="6.5pt" style:font-name-complex="Arial1" style:font-size-complex="6.5pt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Courier" fo:font-size="8pt" style:font-name-asian="Courier" style:font-size-asian="8pt" style:font-name-complex="Courier" style:font-size-complex="8pt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4080" style:font-name="Arial1" fo:font-size="6.5pt" style:font-name-asian="Arial1" style:font-size-asian="6.5pt" style:font-name-complex="Arial1" style:font-size-complex="6.5pt"/>
    </style:style>
    <style:style style:name="P17" style:family="paragraph" style:parent-style-name="Standard">
      <style:paragraph-properties style:text-autospace="none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Wingdings" fo:font-size="12pt" style:font-name-asian="Wingdings" style:font-size-asian="12pt" style:font-name-complex="Wingdings" style:font-size-complex="12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color="#000000" style:font-name="Times New Roman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0" style:family="text">
      <style:text-properties fo:color="#000000"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1" style:family="text">
      <style:text-properties fo:color="#000000" style:font-name="Times New Roman1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position="sub 58%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P Numérique 2° EN </text:p>
      <text:p text:style-name="P3"/>
      <text:p text:style-name="P4"><text:span text:style-name="T12">Date</text:span> : /01/2013</text:p>
      <text:p text:style-name="P12">Noms du Binôme : </text:p>
      <text:p text:style-name="P3"/>
      <text:p text:style-name="P3"/>
      <text:p text:style-name="Horizontal_20_Line"/>
      <text:p text:style-name="P11">TP N°1</text:p>
      <text:p text:style-name="P10"/>
      <text:p text:style-name="P2"><text:span text:style-name="T1">C</text:span><text:span text:style-name="T2">ELLULES </text:span><text:span text:style-name="T1">L</text:span><text:span text:style-name="T2">OGIQUES AU NIVEAU </text:span><text:span text:style-name="T1">T</text:span><text:span text:style-name="T2">RANSISTOR</text:span></text:p>
      <text:p text:style-name="P13"/>
      <text:p text:style-name="Horizontal_20_Line"/>
      <text:p text:style-name="P3"/>
      <text:h text:style-name="Heading_20_1" text:outline-level="1">I-2 Simulation des performances d’un inverseur CMOS élémentaire.</text:h>
      <text:p text:style-name="P3"/>
      <text:p text:style-name="P4">Donner « Tr », et « Tf » ainsi que la courbe de simulation.</text:p>
      <text:p text:style-name="P6"/>
      <text:p text:style-name="P5"/>
      <text:p text:style-name="P1"><text:span text:style-name="T4">Donner la valeur maximale « Imax » de ce courant</text:span><text:span text:style-name="T3">.</text:span></text:p>
      <text:p text:style-name="P1"><text:span text:style-name="T3"><text:s/></text:span><text:span text:style-name="T4">déterminez la charge Q utilisée</text:span><text:span text:style-name="T3">.</text:span></text:p>
      <text:p text:style-name="P8"/>
      <text:p text:style-name="P1"><text:span text:style-name="T6"><text:tab/></text:span><text:span text:style-name="T4"> « IMax</text:span><text:span text:style-name="T7">1million </text:span><text:span text:style-name="T4">» =1e6*Imax</text:span><text:span text:style-name="T5"> car les portes consomment toutes le courant en même temps</text:span></text:p>
      <text:p text:style-name="P1"><text:span text:style-name="T4"><text:tab/> la charge « Q</text:span><text:span text:style-name="T7">1million </text:span><text:span text:style-name="T4">» équivalente. = 1e6*Q</text:span></text:p>
      <text:p text:style-name="P4"/>
      <text:p text:style-name="P4"><text:tab/>Une valeur de capacité, placée en parallèle avec l’alimentation, pour remédier à ce</text:p>
      <text:p text:style-name="P4">problème de surconsommation en courant serait de :</text:p>
      <text:p text:style-name="P9"/>
      <text:h text:style-name="Heading_20_1" text:outline-level="1">I-3 Evaluation du temps de propagation moyen d’un inverseur CMOS.</text:h>
      <text:p text:style-name="P3"/>
      <text:p text:style-name="P4">Donner « fosc », et « td » ainsi que la courbe de simulation.</text:p>
      <text:p text:style-name="P7"/>
      <text:p text:style-name="P7"/>
      <text:h text:style-name="Heading_20_1" text:outline-level="1"><text:span text:style-name="T9"><text:s text:c="4"/></text:span>II – Portes NAND et NOR</text:h>
      <text:p text:style-name="P4"/>
      <text:p text:style-name="P3">II-1 On se propose maintenant d’étudier le comportement d’une porte NAND réalisée</text:p>
      <text:p text:style-name="P3">avec des transistors CMOS.</text:p>
      <text:p text:style-name="P14"/>
      <text:p text:style-name="P1"><text:span text:style-name="T4">Donner « t</text:span><text:span text:style-name="T7">LH_NAND </text:span><text:span text:style-name="T4">» et « t</text:span><text:span text:style-name="T7">HL_NAND </text:span><text:span text:style-name="T4">».</text:span></text:p>
      <text:p text:style-name="P7"/>
      <text:p text:style-name="P7"/>
      <text:p text:style-name="P3">II-2 En vous inspirant du schéma de la porte précédente, dans un schéma nommé</text:p>
      <text:p text:style-name="P3">« nor » réalisez une porte NOR.</text:p>
      <text:p text:style-name="P4"><text:soft-page-break/>Donnez le schéma de la porte NOR.</text:p>
      <text:p text:style-name="P4"/>
      <text:p text:style-name="P4"/>
      <text:h text:style-name="Heading_20_1" text:outline-level="1">III – Réalisation d’une Bascule D :</text:h>
      <text:p text:style-name="P16"/>
      <text:p text:style-name="P1"><text:span text:style-name="T3">_ </text:span><text:span text:style-name="T4">Rendre le schéma de la bascule D ainsi que les résultats de simulation</text:span><text:span text:style-name="T3">.</text:span></text:p>
      <text:p text:style-name="P3"/>
      <text:p text:style-name="P3"/>
      <text:p text:style-name="P3"/>
      <text:p text:style-name="P3">Au temps 14ns un problème intervient :</text:p>
      <text:p text:style-name="P1"><text:span text:style-name="T4">Expliquer ce phénomène</text:span><text:span text:style-name="T3">.</text:span></text:p>
      <text:p text:style-name="P3"/>
      <text:p text:style-name="P3"/>
      <text:p text:style-name="P3">Mesurer le temps de propagation de la bascule (d’un front montant à un changement de la</text:p>
      <text:p text:style-name="P3">sortie Q ) chargée avec un inverseur sur chaque sortie :</text:p>
      <text:p text:style-name="P1"><text:span text:style-name="T4">Donner le temps de propagation de la bascule « T</text:span><text:span text:style-name="T8">propagation </text:span><text:span text:style-name="T4">».</text:span></text:p>
      <text:p text:style-name="P7">On mesure <text:span text:style-name="T13">T</text:span><text:span text:style-name="T14">propagation</text:span><text:span text:style-name="T13"> = </text:span></text:p>
      <text:p text:style-name="P4"/>
      <text:p text:style-name="P4">Observer les temps de Setup et de Hold.</text:p>
      <text:p text:style-name="P15"/>
      <text:p text:style-name="P3"/>
      <text:p text:style-name="P3"/>
      <text:p text:style-name="P3"/>
      <text:p text:style-name="P3"/>
      <text:p text:style-name="P3"/>
      <text:h text:style-name="Heading_20_1" text:outline-level="1">IV – Réalisation d’une Bascule RS (travail optionnel):</text:h>
      <text:p text:style-name="P4"/>
      <text:p text:style-name="P3">On veut maintenant réaliser une bascule RS (Reset - Set)</text:p>
      <text:p text:style-name="P3"/>
      <text:p text:style-name="P1"><text:span text:style-name="T3">_ </text:span><text:span text:style-name="T4">Fournir le tableau suivant </text:span><text:span text:style-name="T3">:</text:span></text:p>
      <text:p text:style-name="P4"><text:tab/>S R <text:s/>Q <text:s text:c="2"/>QB</text:p>
      <text:p text:style-name="P4"><text:tab/>0 0 <text:s text:c="2"/>Mémoire</text:p>
      <text:p text:style-name="P4"><text:tab/>0 1 <text:s text:c="3"/>0 <text:s text:c="4"/>1</text:p>
      <text:p text:style-name="P4"><text:tab/>1 0 <text:s text:c="3"/>1 <text:s text:c="4"/>0</text:p>
      <text:p text:style-name="P4"><text:tab/>1 1 <text:s text:c="3"/>? <text:s text:c="3"/>?</text:p>
      <text:p text:style-name="P4"/>
      <text:p text:style-name="P4"/>
      <text:p text:style-name="P3">_ Mesurer les temps de commutation d’une telle bascule et</text:p>
      <text:p text:style-name="P17"><text:span text:style-name="T10">donner « t</text:span><text:span text:style-name="T11">LH</text:span><text:span text:style-name="T10">_</text:span><text:span text:style-name="T11">RS </text:span><text:span text:style-name="T10">» et « t</text:span><text:span text:style-name="T11">HL_RS </text:span><text:span text:style-name="T10">»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Wingdings" svg:font-family="Wingdings"/>
    <style:font-face style:name="Times New Roman1" svg:font-family="'Times New Roman'" style:font-family-generic="roman"/>
    <style:font-face style:name="Arial1" svg:font-family="Arial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15T14:35:31.89</meta:creation-date>
    <dc:date>2013-01-21T12:09:37.75</dc:date>
    <meta:editing-duration>PT6H28M57S</meta:editing-duration>
    <meta:editing-cycles>10</meta:editing-cycles>
    <meta:generator>LibreOffice/3.5$Windows_x86 LibreOffice_project/7122e39-92ed229-498d286-15e43b4-d70da21</meta:generator>
    <meta:print-date>2011-02-15T11:56:53.35</meta:print-date>
    <meta:document-statistic meta:table-count="0" meta:image-count="0" meta:object-count="0" meta:page-count="2" meta:paragraph-count="41" meta:word-count="322" meta:character-count="1740" meta:non-whitespace-character-count="1416"/>
  </office:meta>
</office:document-meta>
</file>